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88fc3"/>
    </style:style>
    <style:style style:name="P2" style:family="paragraph" style:parent-style-name="Text_20_body" style:list-style-name="L1">
      <style:text-properties officeooo:paragraph-rsid="00088fc3"/>
    </style:style>
    <style:style style:name="P3" style:family="paragraph" style:parent-style-name="Text_20_body" style:list-style-name="L2">
      <style:text-properties officeooo:paragraph-rsid="00088fc3"/>
    </style:style>
    <style:style style:name="P4" style:family="paragraph" style:parent-style-name="Text_20_body" style:list-style-name="L1">
      <style:text-properties officeooo:paragraph-rsid="0008f291"/>
    </style:style>
    <style:style style:name="T1" style:family="text">
      <style:text-properties style:text-underline-style="solid" style:text-underline-width="auto" style:text-underline-color="font-color" officeooo:rsid="00088f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D2</text:p>
      <text:p text:style-name="Text_20_body"/>
      <text:h text:style-name="P1" text:outline-level="1"><text:span text:style-name="T1">I :</text:span></text:h>
      <text:list xml:id="list422056541" text:style-name="L1">
        <text:list-item>
          <text:p text:style-name="P2">Dans quel cas un pourvoi en cassation fait-il suite à un jugement ? à un arrêt ?</text:p>
        </text:list-item>
      </text:list>
      <text:list text:style-name="L2">
        <text:list-item>
          <text:list>
            <text:list-item>
              <text:p text:style-name="P3">À un jugement : lorsqu'il est rendu par un tribunal de première instance</text:p>
            </text:list-item>
            <text:list-item>
              <text:p text:style-name="P3">À un arrêt : lorsqu'il est rendu par une cour d'appel.</text:p>
            </text:list-item>
          </text:list>
        </text:list-item>
      </text:list>
      <text:list text:continue-list="list422056541" text:style-name="L1">
        <text:list-item>
          <text:p text:style-name="P4">Un deuxième pourvoi en cassation est possible lorsqu'il y a une nouvelle décision rendue après le renvoi devant une juridiction de même nature que celle dont la décision a été cassée.</text:p>
        </text:list-item>
        <text:list-item>
          <text:p text:style-name="P4">L'assemblée plénière de la Cour de cassation est réunie lorsque, après un premier pourvoi en cassation, la juridiction de renvoi rend une décision qui fait l'objet d'un deuxième pourvoi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09:16:11.982000000</meta:creation-date>
    <dc:date>2025-02-06T10:55:07.075000000</dc:date>
    <meta:editing-duration>PT10M34S</meta:editing-duration>
    <meta:editing-cycles>1</meta:editing-cycles>
    <meta:document-statistic meta:table-count="0" meta:image-count="0" meta:object-count="0" meta:page-count="1" meta:paragraph-count="7" meta:word-count="109" meta:character-count="591" meta:non-whitespace-character-count="492"/>
    <meta:generator>LibreOffice/24.8.4.2$Windows_X86_64 LibreOffice_project/bb3cfa12c7b1bf994ecc5649a80400d06cd71002</meta:generator>
  </office:meta>
</office:document-meta>
</file>